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11pt" style:font-size-asian="11pt" style:font-size-complex="11pt"/>
    </style:style>
    <style:style style:name="ce3" style:family="table-cell" style:parent-style-name="Default" style:data-style-name="N0">
      <style:text-properties fo:font-size="11pt" style:font-size-asian="11pt" style:font-size-complex="11pt" fo:font-weight="bold" style:font-weight-asian="bold" style:font-weight-complex="bold"/>
    </style:style>
    <style:style style:name="ce4" style:family="table-cell" style:parent-style-name="Default" style:data-style-name="N36">
      <style:text-properties fo:font-size="11pt" style:font-size-asian="11pt" style:font-size-complex="11pt"/>
    </style:style>
    <style:style style:name="ce5" style:family="table-cell" style:parent-style-name="Default" style:data-style-name="N4">
      <style:text-properties fo:font-size="11pt" style:font-size-asian="11pt" style:font-size-complex="11pt"/>
    </style:style>
    <style:style style:name="ce6" style:family="table-cell" style:parent-style-name="Default" style:data-style-name="N37">
      <style:text-properties fo:font-size="11pt" style:font-size-asian="11pt" style:font-size-complex="11pt"/>
    </style:style>
    <style:style style:name="ce7" style:family="table-cell" style:parent-style-name="Default" style:data-style-name="N38">
      <style:text-properties fo:font-size="11pt" style:font-size-asian="11pt" style:font-size-complex="11pt"/>
    </style:style>
    <style:style style:name="ce8" style:family="table-cell" style:parent-style-name="Default" style:data-style-name="N39">
      <style:text-properties fo:font-size="11pt" style:font-size-asian="11pt" style:font-size-complex="11pt"/>
    </style:style>
    <style:style style:name="co1" style:family="table-column">
      <style:table-column-properties fo:break-before="auto" style:column-width="3.33375cm"/>
    </style:style>
    <style:style style:name="co2" style:family="table-column">
      <style:table-column-properties fo:break-before="auto" style:column-width="3.30729166666667cm"/>
    </style:style>
    <style:style style:name="co3" style:family="table-column">
      <style:table-column-properties fo:break-before="auto" style:column-width="1.69333333333333cm"/>
    </style:style>
    <style:style style:name="ro1" style:family="table-row">
      <style:table-row-properties style:row-height="17.1pt" style:use-optimal-row-height="false" fo:break-before="auto"/>
    </style:style>
    <style:style style:name="ro2" style:family="table-row">
      <style:table-row-properties style:row-height="12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4" table:default-cell-style-name="ce1"/>
        <table:table-column table:style-name="co2" table:default-cell-style-name="ce1"/>
        <table:table-column table:style-name="co1" table:number-columns-repeated="1019" table:default-cell-style-name="ce1"/>
        <table:table-column table:style-name="co3" table:number-columns-repeated="15360" table:default-cell-style-name="ce1"/>
        <table:table-row table:style-name="ro1">
          <table:table-cell office:value-type="string" table:style-name="ce2">
            <text:p>Weekly Transfer Worksheet</text:p>
          </table:table-cell>
          <table:table-cell table:number-columns-repeated="11" table:style-name="ce2"/>
          <table:table-cell table:number-columns-repeated="16372"/>
        </table:table-row>
        <table:table-row table:style-name="ro1">
          <table:table-cell office:value-type="string" table:style-name="ce2">
            <text:p>note: gnucash will use the price database in preference to the price listed on the import splits</text:p>
          </table:table-cell>
          <table:table-cell table:number-columns-repeated="11" table:style-name="ce2"/>
          <table:table-cell table:number-columns-repeated="16372"/>
        </table:table-row>
        <table:table-row table:style-name="ro1">
          <table:table-cell office:value-type="string" table:style-name="ce2">
            <text:p>Therefore, we should update the database with these usd/eur rates before importing</text:p>
          </table:table-cell>
          <table:table-cell table:number-columns-repeated="11" table:style-name="ce2"/>
          <table:table-cell table:number-columns-repeated="16372"/>
        </table:table-row>
        <table:table-row table:style-name="ro1">
          <table:table-cell office:value-type="string" table:style-name="ce3">
            <text:p>save as weeklyTransfers.csv for further processing</text:p>
          </table:table-cell>
          <table:table-cell table:number-columns-repeated="2" table:style-name="ce3"/>
          <table:table-cell table:number-columns-repeated="9" table:style-name="ce2"/>
          <table:table-cell table:number-columns-repeated="16372"/>
        </table:table-row>
        <table:table-row table:style-name="ro1">
          <table:table-cell table:number-columns-repeated="12" table:style-name="ce2"/>
          <table:table-cell table:number-columns-repeated="16372"/>
        </table:table-row>
        <table:table-row table:style-name="ro1">
          <table:table-cell office:value-type="string" table:style-name="ce2">
            <text:p>Date</text:p>
          </table:table-cell>
          <table:table-cell office:value-type="string" table:style-name="ce2">
            <text:p>From PP USD</text:p>
          </table:table-cell>
          <table:table-cell office:value-type="string" table:style-name="ce2">
            <text:p>To PP EUR</text:p>
          </table:table-cell>
          <table:table-cell office:value-type="string" table:style-name="ce2">
            <text:p>To BNP</text:p>
          </table:table-cell>
          <table:table-cell office:value-type="string" table:style-name="ce2">
            <text:p>Rate1 (E/$)</text:p>
          </table:table-cell>
          <table:table-cell office:value-type="string" table:style-name="ce2">
            <text:p>Rate2 ($/E)</text:p>
          </table:table-cell>
          <table:table-cell table:number-columns-repeated="6" table:style-name="ce2"/>
          <table:table-cell table:number-columns-repeated="16372"/>
        </table:table-row>
        <table:table-row table:style-name="ro1">
          <table:table-cell office:value-type="date" office:date-value="2025-12-01T00:00:00" table:style-name="ce4">
            <text:p>2025-12-01</text:p>
          </table:table-cell>
          <table:table-cell office:value-type="float" office:value="1096.02" table:style-name="ce5">
            <text:p>1,096.02</text:p>
          </table:table-cell>
          <table:table-cell office:value-type="float" office:value="915.72" table:style-name="ce5">
            <text:p>915.72</text:p>
          </table:table-cell>
          <table:table-cell office:value-type="float" office:value="944" table:style-name="ce5">
            <text:p>944.00</text:p>
          </table:table-cell>
          <table:table-cell office:value-type="float" office:value="0.83549570263316364" table:formula="of:=[.C7]/[.B7]" table:style-name="ce6">
            <text:p>0.835495702633</text:p>
          </table:table-cell>
          <table:table-cell office:value-type="float" office:value="1.1968942471497837" table:formula="of:=[.B7]/[.C7]" table:style-name="ce7">
            <text:p>1.1969</text:p>
          </table:table-cell>
          <table:table-cell table:number-columns-repeated="6" table:style-name="ce2"/>
          <table:table-cell table:number-columns-repeated="16372"/>
        </table:table-row>
        <table:table-row table:style-name="ro1">
          <table:table-cell office:value-type="date" office:date-value="2025-12-08T00:00:00" table:style-name="ce4">
            <text:p>2025-12-08</text:p>
          </table:table-cell>
          <table:table-cell office:value-type="float" office:value="1271.4100000000001" table:style-name="ce5">
            <text:p>1,271.41</text:p>
          </table:table-cell>
          <table:table-cell office:value-type="float" office:value="1056.53" table:style-name="ce5">
            <text:p>1,056.53</text:p>
          </table:table-cell>
          <table:table-cell office:value-type="float" office:value="817.99" table:style-name="ce5">
            <text:p>817.99</text:p>
          </table:table-cell>
          <table:table-cell office:value-type="float" office:value="0.83099078975310869" table:formula="of:=[.C8]/[.B8]" table:style-name="ce6">
            <text:p>0.830990789753</text:p>
          </table:table-cell>
          <table:table-cell office:value-type="float" office:value="1.2033827719042527" table:formula="of:=[.B8]/[.C8]" table:style-name="ce7">
            <text:p>1.2034</text:p>
          </table:table-cell>
          <table:table-cell table:number-columns-repeated="6" table:style-name="ce2"/>
          <table:table-cell table:number-columns-repeated="16372"/>
        </table:table-row>
        <table:table-row table:style-name="ro1">
          <table:table-cell office:value-type="date" office:date-value="2025-12-15T00:00:00" table:style-name="ce4">
            <text:p>2025-12-15</text:p>
          </table:table-cell>
          <table:table-cell office:value-type="float" office:value="1091.6099999999999" table:style-name="ce5">
            <text:p>1,091.61</text:p>
          </table:table-cell>
          <table:table-cell office:value-type="float" office:value="901.09" table:style-name="ce5">
            <text:p>901.09</text:p>
          </table:table-cell>
          <table:table-cell office:value-type="float" office:value="929.37" table:style-name="ce5">
            <text:p>929.37</text:p>
          </table:table-cell>
          <table:table-cell office:value-type="float" office:value="0.82546880296076452" table:formula="of:=[.C9]/[.B9]" table:style-name="ce8">
            <text:p>0.8254688029608</text:p>
          </table:table-cell>
          <table:table-cell office:value-type="float" office:value="1.2114328202510292" table:formula="of:=[.B9]/[.C9]" table:style-name="ce7">
            <text:p>1.2114</text:p>
          </table:table-cell>
          <table:table-cell table:number-columns-repeated="6" table:style-name="ce2"/>
          <table:table-cell table:number-columns-repeated="16372"/>
        </table:table-row>
        <table:table-row table:style-name="ro1">
          <table:table-cell office:value-type="date" office:date-value="2025-12-22T00:00:00" table:style-name="ce4">
            <text:p>2025-12-22</text:p>
          </table:table-cell>
          <table:table-cell office:value-type="float" office:value="1686.67" table:style-name="ce5">
            <text:p>1,686.67</text:p>
          </table:table-cell>
          <table:table-cell office:value-type="float" office:value="1393.72" table:style-name="ce5">
            <text:p>1,393.72</text:p>
          </table:table-cell>
          <table:table-cell office:value-type="float" office:value="448.19" table:style-name="ce5">
            <text:p>448.19</text:p>
          </table:table-cell>
          <table:table-cell office:value-type="float" office:value="0.82631457250084484" table:formula="of:=[.C10]/[.B10]" table:style-name="ce6">
            <text:p>0.826314572501</text:p>
          </table:table-cell>
          <table:table-cell office:value-type="float" office:value="1.2101928651379044" table:formula="of:=[.B10]/[.C10]" table:style-name="ce7">
            <text:p>1.2102</text:p>
          </table:table-cell>
          <table:table-cell table:number-columns-repeated="6" table:style-name="ce2"/>
          <table:table-cell table:number-columns-repeated="16372"/>
        </table:table-row>
        <table:table-row table:style-name="ro1">
          <table:table-cell office:value-type="date" office:date-value="2025-12-29T00:00:00" table:style-name="ce4">
            <text:p>2025-12-29</text:p>
          </table:table-cell>
          <table:table-cell office:value-type="float" office:value="1836.59" table:style-name="ce5">
            <text:p>1,836.59</text:p>
          </table:table-cell>
          <table:table-cell office:value-type="float" office:value="1510.01" table:style-name="ce5">
            <text:p>1,510.01</text:p>
          </table:table-cell>
          <table:table-cell office:value-type="float" office:value="1552.53" table:style-name="ce5">
            <text:p>1,552.53</text:p>
          </table:table-cell>
          <table:table-cell office:value-type="float" office:value="0.82218132517328313" table:formula="of:=[.C11]/[.B11]" table:style-name="ce6">
            <text:p>0.822181325173</text:p>
          </table:table-cell>
          <table:table-cell office:value-type="float" office:value="1.2162767133992489" table:formula="of:=[.B11]/[.C11]" table:style-name="ce7">
            <text:p>1.2163</text:p>
          </table:table-cell>
          <table:table-cell table:number-columns-repeated="16378" table:style-name="ce1"/>
        </table:table-row>
        <table:table-row table:style-name="ro1">
          <table:table-cell table:style-name="ce4"/>
          <table:table-cell table:number-columns-repeated="11" table:style-name="ce2"/>
          <table:table-cell table:number-columns-repeated="16372"/>
        </table:table-row>
        <table:table-row table:number-rows-repeated="34" table:style-name="ro1">
          <table:table-cell table:number-columns-repeated="12" table:style-name="ce2"/>
          <table:table-cell table:number-columns-repeated="16372"/>
        </table:table-row>
        <table:table-row table:number-rows-repeated="1048529" table:style-name="ro1">
          <table:table-cell table:number-columns-repeated="16384"/>
        </table:table-row>
        <table:table-row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number:date-style style:name="N36">
      <number:year number:style="long"/>
      <number:text>-</number:text>
      <number:month number:style="long"/>
      <number:text>-</number:text>
      <number:day number:style="long"/>
    </number:date-style>
    <number:number-style style:name="N37">
      <number:number number:decimal-places="12" number:min-decimal-places="12" number:min-integer-digits="1" number:grouping="true"/>
    </number:number-style>
    <number:number-style style:name="N38">
      <number:number number:decimal-places="4" number:min-decimal-places="4" number:min-integer-digits="1" number:grouping="true"/>
    </number:number-style>
    <number:number-style style:name="N39">
      <number:number number:decimal-places="13" number:min-decimal-places="13" number:min-integer-digits="1" number:grouping="true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426</meta:generator>
    <dc:creator>Turan Furkan Topak</dc:creator>
    <meta:creation-date>2025-02-06T10:04:39Z</meta:creation-date>
    <dc:date>2026-01-14T20:42:41Z</dc:date>
    <meta:editing-cycles>15</meta:editing-cycles>
    <meta:editing-duration>PT4038S</meta:editing-duration>
  </office:meta>
</office:document-meta>
</file>